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F7F7F"/>
    </style:style>
    <style:style style:name="ce3" style:family="table-cell" style:parent-style-name="Default" style:data-style-name="N1"/>
    <style:style style:name="ce4" style:family="table-cell" style:parent-style-name="Default" style:data-style-name="N36"/>
    <style:style style:name="ce5" style:family="table-cell" style:parent-style-name="Default" style:data-style-name="N0">
      <style:text-properties fo:color="#7F7F7F" fo:font-style="italic" style:font-style-asian="italic" style:font-style-complex="italic"/>
    </style:style>
    <style:style style:name="ce6" style:family="table-cell" style:parent-style-name="Comma" style:data-style-name="N37">
      <style:text-properties fo:color="#7F7F7F" fo:font-style="italic" style:font-style-asian="italic" style:font-style-complex="italic"/>
    </style:style>
    <style:style style:name="ce7" style:family="table-cell" style:parent-style-name="Percent_32_2" style:data-style-name="N13"/>
    <style:style style:name="ce8" style:family="table-cell" style:parent-style-name="Default" style:data-style-name="N0"/>
    <style:style style:name="ce9" style:family="table-cell" style:parent-style-name="Default" style:data-style-name="N36"/>
    <style:style style:name="ce10" style:family="table-cell" style:parent-style-name="Default" style:data-style-name="N13"/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Default" style:data-style-name="N36">
      <style:text-properties fo:color="#7F7F7F" fo:font-style="italic" style:font-style-asian="italic" style:font-style-complex="italic"/>
    </style:style>
    <style:style style:name="ce14" style:family="table-cell" style:parent-style-name="Default" style:data-style-name="N3"/>
    <style:style style:name="ce15" style:family="table-cell" style:parent-style-name="Default" style:data-style-name="N37"/>
    <style:style style:name="ce16" style:family="table-cell" style:parent-style-name="Default" style:data-style-name="N38"/>
    <style:style style:name="ce17" style:family="table-cell" style:parent-style-name="Default" style:data-style-name="N37"/>
    <style:style style:name="ce18" style:family="table-cell" style:parent-style-name="Comma" style:data-style-name="N38"/>
    <style:style style:name="ce19" style:family="table-cell" style:parent-style-name="Default" style:data-style-name="N35"/>
    <style:style style:name="ce20" style:family="table-cell" style:parent-style-name="Default" style:data-style-name="N0"/>
    <style:style style:name="ce21" style:family="table-cell" style:parent-style-name="Comma" style:data-style-name="N37"/>
    <style:style style:name="ce22" style:family="table-cell" style:parent-style-name="Default" style:data-style-name="N0">
      <style:table-cell-properties style:vertical-align="automatic" fo:background-color="#7F7F7F" style:repeat-content="false"/>
      <style:paragraph-properties fo:text-align="center"/>
    </style:style>
    <style:style style:name="ce23" style:family="table-cell" style:parent-style-name="Comma" style:data-style-name="N38">
      <style:text-properties fo:font-weight="bold" style:font-weight-asian="bold" style:font-weight-complex="bold"/>
    </style:style>
    <style:style style:name="ce24" style:family="table-cell" style:parent-style-name="Default" style:data-style-name="N13">
      <style:text-properties fo:font-weight="bold" style:font-weight-asian="bold" style:font-weight-complex="bold"/>
    </style:style>
    <style:style style:name="ce25" style:family="table-cell" style:parent-style-name="Comma" style:data-style-name="N38">
      <style:text-properties fo:color="#7F7F7F" fo:font-style="italic" style:font-style-asian="italic" style:font-style-complex="italic"/>
    </style:style>
    <style:style style:name="ce26" style:family="table-cell" style:parent-style-name="Percent_32_2" style:data-style-name="N13">
      <style:text-properties fo:color="#7F7F7F" fo:font-style="italic" style:font-style-asian="italic" style:font-style-complex="italic"/>
    </style:style>
    <style:style style:name="ce27" style:family="table-cell" style:parent-style-name="Percent_32_2" style:data-style-name="N14"/>
    <style:style style:name="ce28" style:family="table-cell" style:parent-style-name="Default" style:data-style-name="N1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Comma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1.79916666666667cm" style:use-optimal-column-width="true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2.06375cm" style:use-optimal-column-width="true"/>
    </style:style>
    <style:style style:name="co9" style:family="table-column">
      <style:table-column-properties fo:break-before="auto" style:column-width="4.86833333333333cm" style:use-optimal-column-width="true"/>
    </style:style>
    <style:style style:name="co10" style:family="table-column">
      <style:table-column-properties fo:break-before="auto" style:column-width="4.92125cm"/>
    </style:style>
    <style:style style:name="co11" style:family="table-column">
      <style:table-column-properties fo:break-before="auto" style:column-width="3.36020833333333cm" style:use-optimal-column-width="true"/>
    </style:style>
    <style:style style:name="co12" style:family="table-column">
      <style:table-column-properties fo:break-before="auto" style:column-width="3.12208333333333cm" style:use-optimal-column-width="true"/>
    </style:style>
    <style:style style:name="co13" style:family="table-column">
      <style:table-column-properties fo:break-before="auto" style:column-width="5.26520833333333cm"/>
    </style:style>
    <style:style style:name="co14" style:family="table-column">
      <style:table-column-properties fo:break-before="auto" style:column-width="2.72520833333333cm" style:use-optimal-column-width="true"/>
    </style:style>
    <style:style style:name="co15" style:family="table-column">
      <style:table-column-properties fo:break-before="auto" style:column-width="7.9375cm"/>
    </style:style>
    <style:style style:name="co16" style:family="table-column">
      <style:table-column-properties fo:break-before="auto" style:column-width="3.59833333333333cm" style:use-optimal-column-width="true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3.70416666666667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Largest humanitarian donors to Niger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1 October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s: Allocation of unearmarked funds by WFP and Various donors have been removed from this chart.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table:style-name="ce1">
            <draw:frame xmlns:presentation="urn:oasis:names:tc:opendocument:xmlns:presentation:1.0" draw:z-index="1" draw:id="id0" draw:style-name="a0" draw:name="Chart 1" svg:x="0.65833in" svg:y="0.175in" svg:width="5in" svg:height="3.17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style-name="ce22"/>
          <table:table-cell office:value-type="string" table:style-name="ce22">
            <text:p>US$ millions</text:p>
          </table:table-cell>
          <table:table-cell office:value-type="string" table:style-name="ce22">
            <text:p>% of to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CHO DFID contribution</text:p>
          </table:table-cell>
          <table:table-cell office:value-type="float" office:value="30.920030000000001" table:style-name="ce4">
            <text:p>30.9</text:p>
          </table:table-cell>
          <table:table-cell office:value-type="percentage" office:value="0.19184109427940163" table:style-name="ce7">
            <text:p>19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26.705729999999999" table:style-name="ce4">
            <text:p>26.7</text:p>
          </table:table-cell>
          <table:table-cell office:value-type="percentage" office:value="0.16569377412409511" table:style-name="ce7">
            <text:p>17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23.877210000000002" table:style-name="ce4">
            <text:p>23.9</text:p>
          </table:table-cell>
          <table:table-cell office:value-type="percentage" office:value="0.14814442595104441" table:style-name="ce7">
            <text:p>15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12.020783" table:style-name="ce4">
            <text:p>12.0</text:p>
          </table:table-cell>
          <table:table-cell office:value-type="percentage" office:value="7.4582080444787036E-2" table:style-name="ce7">
            <text:p>7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8.75" table:style-name="ce4">
            <text:p>8.8</text:p>
          </table:table-cell>
          <table:table-cell office:value-type="percentage" office:value="5.4288743411463836E-2" table:style-name="ce7">
            <text:p>5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7.5023900000000001" table:style-name="ce4">
            <text:p>7.5</text:p>
          </table:table-cell>
          <table:table-cell office:value-type="percentage" office:value="4.654803722088368E-2" table:style-name="ce7">
            <text:p>5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7.080101" table:style-name="ce4">
            <text:p>7.1</text:p>
          </table:table-cell>
          <table:table-cell office:value-type="percentage" office:value="4.3927975601856975E-2" table:style-name="ce7">
            <text:p>4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6.0584899999999999" table:style-name="ce4">
            <text:p>6.1</text:p>
          </table:table-cell>
          <table:table-cell office:value-type="percentage" office:value="3.7589463893819376E-2" table:style-name="ce7">
            <text:p>4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4.9224189999999997" table:style-name="ce4">
            <text:p>4.9</text:p>
          </table:table-cell>
          <table:table-cell office:value-type="percentage" office:value="3.0540793377681646E-2" table:style-name="ce7">
            <text:p>3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rance</text:p>
          </table:table-cell>
          <table:table-cell office:value-type="float" office:value="4.640828" table:style-name="ce4">
            <text:p>4.6</text:p>
          </table:table-cell>
          <table:table-cell office:value-type="percentage" office:value="2.8793682343855646E-2" table:style-name="ce7">
            <text:p>3%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3" table:style-name="ce1"/>
          <table:table-cell table:style-name="ce10"/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table:style-name="ce4"/>
          <table:table-cell table:number-columns-repeated="2" table:style-name="ce1"/>
          <table:table-cell table:style-name="ce4"/>
          <table:table-cell table:style-name="ce7"/>
          <table:table-cell table:number-columns-repeated="16378"/>
        </table:table-row>
        <table:table-row table:number-rows-repeated="14" table:style-name="ro1">
          <table:table-cell/>
          <table:table-cell table:style-name="ce4"/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4"/>
          <table:table-cell table:number-columns-repeated="16382"/>
        </table:table-row>
        <table:table-row table:style-name="ro1">
          <table:table-cell table:style-name="ce11"/>
          <table:table-cell table:style-name="ce12"/>
          <table:table-cell table:number-columns-repeated="16382"/>
        </table:table-row>
        <table:table-row table:number-rows-repeated="4" table:style-name="ro1">
          <table:table-cell table:style-name="ce5"/>
          <table:table-cell table:style-name="ce13"/>
          <table:table-cell table:number-columns-repeated="16382"/>
        </table:table-row>
        <table:table-row table:number-rows-repeated="1048536" table:style-name="ro1">
          <table:table-cell table:number-columns-repeated="16384"/>
        </table:table-row>
      </table:table>
      <table:table table:name="Fig__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Title: Funding to UN appeals in Nig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1 October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s: This only includes Niger's HRP, does not include the Sahel regional appeal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2"/>
          <table:table-cell office:value-type="string" table:style-name="ce22">
            <text:p>Requirements</text:p>
          </table:table-cell>
          <table:table-cell office:value-type="string" table:style-name="ce22">
            <text:p>Funding</text:p>
          </table:table-cell>
          <table:table-cell office:value-type="string" table:style-name="ce22">
            <text:p>Unmet requirements</text:p>
          </table:table-cell>
          <table:table-cell office:value-type="string" table:style-name="ce22">
            <text:p>% funded</text:p>
          </table:table-cell>
          <table:table-cell office:value-type="string" table:style-name="ce22">
            <text:p>Funding outside appeal</text:p>
          </table:table-cell>
          <table:table-cell table:number-columns-repeated="16378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489.64080300000001" table:style-name="ce14">
            <text:p>490</text:p>
          </table:table-cell>
          <table:table-cell office:value-type="float" office:value="312.72905400000002" table:style-name="ce3">
            <text:p>313</text:p>
          </table:table-cell>
          <table:table-cell office:value-type="float" office:value="176.91174899999999" table:formula="msoxl:=B6-C6" table:style-name="ce14">
            <text:p>177</text:p>
          </table:table-cell>
          <table:table-cell office:value-type="percentage" office:value="0.63869075470003267" table:formula="msoxl:=C6/B6" table:style-name="ce7">
            <text:p>64%</text:p>
          </table:table-cell>
          <table:table-cell office:value-type="float" office:value="121.163335" table:style-name="ce15">
            <text:p><text:s/>121<text:s/></text:p>
          </table:table-cell>
          <table:table-cell/>
          <table:table-cell table:style-name="ce1">
            <draw:frame xmlns:presentation="urn:oasis:names:tc:opendocument:xmlns:presentation:1.0" draw:z-index="1" draw:id="id1" draw:style-name="a1" draw:name="Chart 2" svg:x="0.00833in" svg:y="0.08333in" svg:width="5in" svg:height="3.0083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55.27795900000001" table:style-name="ce14">
            <text:p>355</text:p>
          </table:table-cell>
          <table:table-cell office:value-type="float" office:value="288.12887799999999" table:style-name="ce3">
            <text:p>288</text:p>
          </table:table-cell>
          <table:table-cell office:value-type="float" office:value="67.149081000000024" table:formula="msoxl:=B7-C7" table:style-name="ce14">
            <text:p>67</text:p>
          </table:table-cell>
          <table:table-cell office:value-type="percentage" office:value="0.81099564636938248" table:formula="msoxl:=C7/B7" table:style-name="ce7">
            <text:p>81%</text:p>
          </table:table-cell>
          <table:table-cell office:value-type="float" office:value="55.282192999999999" table:style-name="ce16">
            <text:p><text:s/>55.3<text:s/></text:p>
          </table:table-cell>
          <table:table-cell table:number-columns-repeated="16378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05.23642799999999" table:style-name="ce14">
            <text:p>305</text:p>
          </table:table-cell>
          <table:table-cell office:value-type="float" office:value="172.95541900000001" table:style-name="ce3">
            <text:p>173</text:p>
          </table:table-cell>
          <table:table-cell office:value-type="float" office:value="132.28100899999998" table:formula="msoxl:=B8-C8" table:style-name="ce14">
            <text:p>132</text:p>
          </table:table-cell>
          <table:table-cell office:value-type="percentage" office:value="0.5666277126005419" table:formula="msoxl:=C8/B8" table:style-name="ce7">
            <text:p>57%</text:p>
          </table:table-cell>
          <table:table-cell office:value-type="float" office:value="122.68636100000001" table:style-name="ce17">
            <text:p><text:s/>123<text:s/></text:p>
          </table:table-cell>
          <table:table-cell table:number-columns-repeated="1637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75.72026299999999" table:style-name="ce14">
            <text:p>376</text:p>
          </table:table-cell>
          <table:table-cell office:value-type="float" office:value="209.18498199999999" table:style-name="ce3">
            <text:p>209</text:p>
          </table:table-cell>
          <table:table-cell office:value-type="float" office:value="166.535281" table:formula="msoxl:=B9-C9" table:style-name="ce14">
            <text:p>167</text:p>
          </table:table-cell>
          <table:table-cell office:value-type="percentage" office:value="0.55675725426605482" table:formula="msoxl:=C9/B9" table:style-name="ce7">
            <text:p>56%</text:p>
          </table:table-cell>
          <table:table-cell office:value-type="float" office:value="71.180531999999999" table:style-name="ce16">
            <text:p><text:s/>71.2<text:s/></text:p>
          </table:table-cell>
          <table:table-cell table:number-columns-repeated="1637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260.47319900000002" table:style-name="ce3">
            <text:p>260</text:p>
          </table:table-cell>
          <table:table-cell office:value-type="float" office:value="115.871706" table:style-name="ce3">
            <text:p>116</text:p>
          </table:table-cell>
          <table:table-cell office:value-type="float" office:value="144.601493" table:formula="msoxl:=B10-C10" table:style-name="ce3">
            <text:p>145</text:p>
          </table:table-cell>
          <table:table-cell office:value-type="percentage" office:value="0.44485078098188519" table:formula="msoxl:=C10/B10" table:style-name="ce7">
            <text:p>44%</text:p>
          </table:table-cell>
          <table:table-cell office:value-type="float" office:value="45.303511" table:style-name="ce16">
            <text:p><text:s/>45.3<text:s/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US$ millions</text:p>
          </table:table-cell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table:style-name="ce17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8"/>
          <table:table-cell table:number-columns-repeated="3" table:style-name="ce1"/>
          <table:table-cell table:style-name="ce19"/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"/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1"/>
          <table:table-cell table:number-columns-repeated="16383" table:style-name="ce1"/>
        </table:table-row>
        <table:table-row table:style-name="ro1">
          <table:table-cell table:style-name="ce20"/>
          <table:table-cell table:style-name="ce15"/>
          <table:table-cell table:number-columns-repeated="16382" table:style-name="ce1"/>
        </table:table-row>
        <table:table-row table:style-name="ro1">
          <table:table-cell table:style-name="ce1"/>
          <table:table-cell table:style-name="ce21"/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Fig__3" table:style-name="ta1"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Title: CERF funding to Niger, 2012-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1 October 2016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float" office:value="2012" table:style-name="ce2">
            <text:p>2012</text:p>
          </table:table-cell>
          <table:table-cell office:value-type="float" office:value="2013" table:style-name="ce2">
            <text:p>2013</text:p>
          </table:table-cell>
          <table:table-cell office:value-type="float" office:value="2014" table:style-name="ce2">
            <text:p>2014</text:p>
          </table:table-cell>
          <table:table-cell office:value-type="float" office:value="2015" table:style-name="ce2">
            <text:p>2015</text:p>
          </table:table-cell>
          <table:table-cell office:value-type="float" office:value="2016" table:style-name="ce2">
            <text:p>201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25.309716000000002" table:style-name="ce18">
            <text:p><text:s/>25.3<text:s/></text:p>
          </table:table-cell>
          <table:table-cell office:value-type="float" office:value="14.301174" table:style-name="ce18">
            <text:p><text:s/>14.3<text:s/></text:p>
          </table:table-cell>
          <table:table-cell office:value-type="float" office:value="13.143781000000001" table:style-name="ce18">
            <text:p><text:s/>13.1<text:s/></text:p>
          </table:table-cell>
          <table:table-cell office:value-type="float" office:value="6.71014" table:style-name="ce18">
            <text:p><text:s/>6.7<text:s/></text:p>
          </table:table-cell>
          <table:table-cell office:value-type="float" office:value="12.020783" table:style-name="ce18">
            <text:p><text:s/>12.0<text:s/></text:p>
          </table:table-cell>
          <table:table-cell table:style-name="ce18"/>
          <table:table-cell table:number-columns-repeated="16377"/>
        </table:table-row>
        <table:table-row table:style-name="ro1">
          <table:table-cell table:style-name="ce1"/>
          <table:table-cell table:number-columns-repeated="5" table:style-name="ce27"/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US$ million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2" draw:style-name="a2" draw:name="Chart 1" svg:x="0in" svg:y="0.03333in" svg:width="5.1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Fig__4" table:style-name="ta2">
        <table:table-column table:style-name="co13" table:default-cell-style-name="ce1"/>
        <table:table-column table:style-name="co1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assistance to Niger by channel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1 October 2016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2"/>
          <table:table-cell office:value-type="string" table:style-name="ce22">
            <text:p>US$ millions</text:p>
          </table:table-cell>
          <table:table-cell office:value-type="string" table:style-name="ce22">
            <text:p>%</text:p>
          </table:table-cell>
          <table:table-cell/>
          <table:table-cell table:style-name="ce1">
            <draw:frame xmlns:presentation="urn:oasis:names:tc:opendocument:xmlns:presentation:1.0" draw:z-index="1" draw:id="id3" draw:style-name="a3" draw:name="Chart 1" svg:x="0.00833in" svg:y="0in" svg:width="4.29167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UN Agencies</text:p>
          </table:table-cell>
          <table:table-cell office:value-type="float" office:value="88.400554" table:style-name="ce4">
            <text:p>88.4</text:p>
          </table:table-cell>
          <table:table-cell office:value-type="percentage" office:value="0.54847485640425719" table:formula="msoxl:=B6/$B$10" table:style-name="ce7">
            <text:p>5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GOs</text:p>
          </table:table-cell>
          <table:table-cell office:value-type="float" office:value="53.196382999999997" table:style-name="ce4">
            <text:p>53.2</text:p>
          </table:table-cell>
          <table:table-cell office:value-type="percentage" office:value="0.33005311852628061" table:formula="msoxl:=B7/$B$10" table:style-name="ce7">
            <text:p>3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 Cross / Red Crescent</text:p>
          </table:table-cell>
          <table:table-cell office:value-type="float" office:value="17.940408999999999" table:style-name="ce4">
            <text:p>17.9</text:p>
          </table:table-cell>
          <table:table-cell office:value-type="percentage" office:value="0.11130997267402468" table:formula="msoxl:=B8/$B$10" table:style-name="ce7">
            <text:p>11%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ther</text:p>
          </table:table-cell>
          <table:table-cell office:value-type="float" office:value="1.6378710000000001" table:style-name="ce9">
            <text:p>1.6</text:p>
          </table:table-cell>
          <table:table-cell office:value-type="percentage" office:value="1.0162052395437444E-2" table:formula="msoxl:=B9/$B$10" table:style-name="ce7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Grand Total</text:p>
          </table:table-cell>
          <table:table-cell office:value-type="float" office:value="161.175217" table:style-name="ce12">
            <text:p>161.2</text:p>
          </table:table-cell>
          <table:table-cell office:value-type="percentage" office:value="0.99999999999999989" table:formula="msoxl:=SUM(C6:C9)" table:style-name="ce7">
            <text:p>100%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Fig__5" table:style-name="ta2">
        <table:table-column table:style-name="co15" table:default-cell-style-name="ce1"/>
        <table:table-column table:style-name="co1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funding to Niger by sector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1 October 2016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2"/>
          <table:table-cell office:value-type="string" table:style-name="ce22">
            <text:p>US$ million</text:p>
          </table:table-cell>
          <table:table-cell office:value-type="string" table:style-name="ce22">
            <text:p>%</text:p>
          </table:table-cell>
          <table:table-cell table:style-name="ce1">
            <draw:frame xmlns:presentation="urn:oasis:names:tc:opendocument:xmlns:presentation:1.0" draw:z-index="1" draw:id="id4" draw:style-name="a4" draw:name="Chart 1" svg:x="0.625in" svg:y="0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Sector not yet specified</text:p>
          </table:table-cell>
          <table:table-cell office:value-type="float" office:value="58.742080999999999" table:style-name="ce18">
            <text:p><text:s/>58.7<text:s/></text:p>
          </table:table-cell>
          <table:table-cell office:value-type="percentage" office:value="0.36446100147021981" table:formula="msoxl:=B6/$B$13" table:style-name="ce7">
            <text:p>3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33.571547000000002" table:style-name="ce18">
            <text:p><text:s/>33.6<text:s/></text:p>
          </table:table-cell>
          <table:table-cell office:value-type="percentage" office:value="0.20829224011530259" table:formula="msoxl:=B7/$B$13" table:style-name="ce7">
            <text:p>2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ti-sector</text:p>
          </table:table-cell>
          <table:table-cell office:value-type="float" office:value="21.906002999999998" table:style-name="ce18">
            <text:p><text:s/>21.9<text:s/></text:p>
          </table:table-cell>
          <table:table-cell office:value-type="percentage" office:value="0.135914214404315" table:formula="msoxl:=B8/$B$13" table:style-name="ce7">
            <text:p>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18.766580999999999" table:style-name="ce18">
            <text:p><text:s/>18.8<text:s/></text:p>
          </table:table-cell>
          <table:table-cell office:value-type="percentage" office:value="0.11643589721365163" table:formula="msoxl:=B9/$B$13" table:style-name="ce7">
            <text:p>1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rdination and support services</text:p>
          </table:table-cell>
          <table:table-cell office:value-type="float" office:value="10.647268" table:style-name="ce18">
            <text:p><text:s/>10.6<text:s/></text:p>
          </table:table-cell>
          <table:table-cell office:value-type="percentage" office:value="6.6060205769724517E-2" table:formula="msoxl:=B10/$B$13" table:style-name="ce7">
            <text:p>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 and Sanitation</text:p>
          </table:table-cell>
          <table:table-cell office:value-type="float" office:value="5.3220840000000003" table:style-name="ce18">
            <text:p><text:s/>5.3<text:s/></text:p>
          </table:table-cell>
          <table:table-cell office:value-type="percentage" office:value="3.3020486021743657E-2" table:formula="msoxl:=B11/$B$13" table:style-name="ce7">
            <text:p>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2.219652999999999" table:formula="msoxl:=SUM(B15:B18)" table:style-name="ce18">
            <text:p><text:s/>12.2<text:s/></text:p>
          </table:table-cell>
          <table:table-cell office:value-type="percentage" office:value="7.5815955005042734E-2" table:formula="msoxl:=B12/B13" table:style-name="ce7">
            <text:p>8%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Grand Total</text:p>
          </table:table-cell>
          <table:table-cell office:value-type="float" office:value="161.175217" table:style-name="ce23">
            <text:p><text:s/>161.2<text:s/></text:p>
          </table:table-cell>
          <table:table-cell office:value-type="percentage" office:value="1" table:formula="msoxl:=SUM(C6:C12)" table:style-name="ce24">
            <text:p>100%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8"/>
          <table:table-cell table:style-name="ce7"/>
          <table:table-cell table:number-columns-repeated="16381"/>
        </table:table-row>
        <table:table-row table:style-name="ro1">
          <table:table-cell office:value-type="string" table:style-name="ce5">
            <text:p>Shelter and non-food items</text:p>
          </table:table-cell>
          <table:table-cell office:value-type="float" office:value="3.574173" table:style-name="ce25">
            <text:p><text:s/>3.6<text:s/></text:p>
          </table:table-cell>
          <table:table-cell office:value-type="percentage" office:value="2.2175698389163639E-2" table:formula="msoxl:=B15/$B$13" table:style-name="ce26">
            <text:p>2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conomic recovery and infrastructure</text:p>
          </table:table-cell>
          <table:table-cell office:value-type="float" office:value="3.0046819999999999" table:style-name="ce25">
            <text:p><text:s/>3.0<text:s/></text:p>
          </table:table-cell>
          <table:table-cell office:value-type="percentage" office:value="1.8642332586405016E-2" table:formula="msoxl:=B16/$B$13" table:style-name="ce26">
            <text:p>2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griculture</text:p>
          </table:table-cell>
          <table:table-cell office:value-type="float" office:value="2.9351829999999999" table:style-name="ce25">
            <text:p><text:s/>2.9<text:s/></text:p>
          </table:table-cell>
          <table:table-cell office:value-type="percentage" office:value="1.8211131057450352E-2" table:formula="msoxl:=B17/$B$13" table:style-name="ce26">
            <text:p>2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tection/Human rights/Rule of law</text:p>
          </table:table-cell>
          <table:table-cell office:value-type="float" office:value="2.7056149999999999" table:style-name="ce25">
            <text:p><text:s/>2.7<text:s/></text:p>
          </table:table-cell>
          <table:table-cell office:value-type="percentage" office:value="1.6786792972023731E-2" table:formula="msoxl:=B18/$B$13" table:style-name="ce26">
            <text:p>2%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Fig__6" table:style-name="ta1">
        <table:table-column table:style-name="co17" table:default-cell-style-name="ce1"/>
        <table:table-column table:style-name="co18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Title: Humanitarian funding to Niger, 2012-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1 October 201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xmlns:presentation="urn:oasis:names:tc:opendocument:xmlns:presentation:1.0" draw:z-index="1" draw:id="id5" draw:style-name="a5" draw:name="Chart 1" svg:x="0.65833in" svg:y="0.175in" svg:width="5.19167in" svg:height="2.99167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US$ millions</text:p>
          </table:table-cell>
          <table:table-cell table:number-columns-repeated="1638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433.89238899999998" table:style-name="ce21">
            <text:p><text:s/>434<text:s/></text:p>
          </table:table-cell>
          <table:table-cell table:number-columns-repeated="1638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343.41107099999999" table:style-name="ce21">
            <text:p><text:s/>343<text:s/></text:p>
          </table:table-cell>
          <table:table-cell table:number-columns-repeated="1638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297.67906499999998" table:style-name="ce21">
            <text:p><text:s/>298<text:s/></text:p>
          </table:table-cell>
          <table:table-cell table:number-columns-repeated="1638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280.36551400000002" table:style-name="ce21">
            <text:p><text:s/>280<text:s/></text:p>
          </table:table-cell>
          <table:table-cell table:number-columns-repeated="1638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61.175217" table:style-name="ce21">
            <text:p><text:s/>161<text:s/>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Grand Total</text:p>
          </table:table-cell>
          <table:table-cell office:value-type="float" office:value="1516.5232559999999" table:style-name="ce31">
            <text:p><text:s/>1,517<text:s/>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Fig__7" table:style-name="ta2">
        <table:table-column table:style-name="co3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Largest ten donors to Niger, 2012-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1 October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s: Allocation of unearmarked funds by WFP and Carry-over (donors not specified) have been removed from this char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6" draw:style-name="a6" draw:name="Chart 1" svg:x="0.00833in" svg:y="0in" svg:width="4.83333in" svg:height="3.10833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394.32788599999998" table:style-name="ce3">
            <text:p>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 Institutions<text:s/></text:p>
          </table:table-cell>
          <table:table-cell office:value-type="float" office:value="257.51457099999999" table:style-name="ce3">
            <text:p>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77.117332000000005" table:style-name="ce4">
            <text:p>7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71.485594000000006" table:style-name="ce4">
            <text:p>7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HO DFID contribution</text:p>
          </table:table-cell>
          <table:table-cell office:value-type="float" office:value="62.685434999999998" table:style-name="ce4">
            <text:p>6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</text:p>
          </table:table-cell>
          <table:table-cell office:value-type="float" office:value="61.908918" table:style-name="ce4">
            <text:p>61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51.238599000000001" table:style-name="ce4">
            <text:p>5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43.354683999999999" table:style-name="ce4">
            <text:p>43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e</text:p>
          </table:table-cell>
          <table:table-cell office:value-type="float" office:value="39.165868000000003" table:style-name="ce4">
            <text:p>39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38.161152999999999" table:style-name="ce4">
            <text:p>38.2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3"/>
          <table:table-cell table:number-columns-repeated="16382"/>
        </table:table-row>
        <table:table-row table:number-rows-repeated="48" table:style-name="ro1">
          <table:table-cell/>
          <table:table-cell table:style-name="ce3"/>
          <table:table-cell table:number-columns-repeated="16382"/>
        </table:table-row>
        <table:table-row table:style-name="ro1">
          <table:table-cell table:style-name="ce1"/>
          <table:table-cell table:style-name="ce3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U Institutions<text:s/></text:p>
          </table:table-cell>
          <table:table-cell office:value-type="float" office:value="0" table:formula="msoxl:=B68+B69+#REF!" table:style-name="ce6">
            <text:p><text:s/>#REF!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uropean Commission's Humanitarian Aid and Civil Protection Department</text:p>
          </table:table-cell>
          <table:table-cell office:value-type="float" office:value="244381641" table:style-name="ce6">
            <text:p><text:s/>244,381,641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uropean Commission</text:p>
          </table:table-cell>
          <table:table-cell office:value-type="float" office:value="13132930" table:style-name="ce6">
            <text:p><text:s/>13,132,930<text:s/></text:p>
          </table:table-cell>
          <table:table-cell table:number-columns-repeated="16382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1" number:min-integer-digits="1" number:grouping="true"/>
      <number:text> </number:text>
    </number:number-style>
    <number:number-style style:name="N38P1">
      <number:text>-</number:text>
      <number:number number:decimal-places="1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xandras</meta:initial-creator>
    <dc:creator>Simon M</dc:creator>
    <meta:creation-date>2016-10-12T14:08:24Z</meta:creation-date>
    <dc:date>2016-10-12T16:23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3">
      <style:graphic-properties draw:fill="solid" draw:fill-color="#9bbb59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8.6pt" svg:width="360.0pt" chart:style-name="Crt0">
        <chart:plot-area chart:style-name="Plt0">
          <chart:axis chart:dimension="x" chart:name="primary-x" chart:style-name="Axs0">
            <chart:categories table:cell-range-address="Fig__1.$A$6:.$A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1.$B$5" chart:values-cell-range-address="Fig__1.$B$6:.$B$15" chart:class="chart:bar" chart:attached-axis="primary-y" chart:style-name="G0S0">
            <chart:data-point chart:repeated="3"/>
            <chart:data-point chart:style-name="G0S0P3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Axs3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1S0P1" style:data-style-name="N0">
      <style:chart-properties chart:link-data-style-to-source="true" chart:data-label-number="value" chart:data-label-text="false" chart:data-label-symbol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2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solid" svg:stroke-width="0.03125in" svg:stroke-color="#7d60a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aximum="80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6pt" svg:width="360.0pt" chart:style-name="Crt0">
        <chart:legend svg:x="233.4000787401575pt" svg:y="71.40007874015748pt" chart:style-name="Lgnd"/>
        <chart:plot-area chart:style-name="Plt0">
          <chart:axis chart:dimension="x" chart:name="primary-x" chart:style-name="Axs0">
            <chart:categories table:cell-range-address="Fig__2.$A$6:.$A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axis chart:dimension="x" chart:name="secondary-X" chart:style-name="Axs2">
            <chart:categories table:cell-range-address="Fig__2.$A$6:.$A$10"/>
          </chart:axis>
          <chart:axis chart:dimension="y" chart:name="secondary-y" chart:style-name="Axs3"/>
          <chart:series chart:label-cell-address="Fig__2.$C$5" chart:values-cell-range-address="Fig__2.$C$6:.$C$10" chart:class="chart:bar" chart:attached-axis="primary-y" chart:style-name="G0S0">
            <chart:data-point chart:repeated="5"/>
          </chart:series>
          <chart:series chart:label-cell-address="Fig__2.$D$5" chart:values-cell-range-address="Fig__2.$D$6:.$D$10" chart:class="chart:bar" chart:attached-axis="primary-y" chart:style-name="G0S1">
            <chart:data-point chart:repeated="5"/>
          </chart:series>
          <chart:series chart:label-cell-address="Fig__2.$B$5" chart:values-cell-range-address="Fig__2.$B$6:.$B$10" chart:class="chart:line" chart:attached-axis="primary-y" chart:style-name="G1S0">
            <chart:data-point/>
            <chart:data-point chart:style-name="G1S0P1"/>
            <chart:data-point chart:repeated="3"/>
          </chart:series>
          <chart:series chart:label-cell-address="Fig__2.$E$5" chart:values-cell-range-address="Fig__2.$E$6:.$E$10" chart:class="chart:line" chart:attached-axis="secondary-y" chart:style-name="G2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7.2pt" chart:style-name="Crt0">
        <chart:plot-area chart:style-name="Plt0">
          <chart:axis chart:dimension="x" chart:name="primary-x" chart:style-name="Axs0">
            <chart:categories table:cell-range-address="Fig__3.$B$5:.$F$5"/>
          </chart:axis>
          <chart:axis chart:dimension="y" chart:name="primary-y" chart:style-name="Axs1">
            <chart:title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label-cell-address="Fig__3.$A$6" chart:values-cell-range-address="Fig__3.$B$6:.$F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216.0pt" svg:width="309.0pt" chart:style-name="Crt0">
        <chart:plot-area chart:style-name="Plt0">
          <chart:axis chart:dimension="x">
            <chart:categories table:cell-range-address="Fig__4.$A$6:.$A$9"/>
          </chart:axis>
          <chart:axis chart:dimension="y"/>
          <chart:series chart:label-cell-address="Fig__4.$B$5" chart:values-cell-range-address="Fig__4.$B$6:.$B$9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svg:x="96.5pt" svg:y="39.49999999999999pt" svg:width="167.0pt" svg:height="167.0pt" chart:style-name="Plt0">
          <chart:axis chart:dimension="x">
            <chart:categories table:cell-range-address="Fig__5.$A$6:.$A$12"/>
          </chart:axis>
          <chart:axis chart:dimension="y"/>
          <chart:series chart:label-cell-address="Fig__5.$B$5" chart:values-cell-range-address="Fig__5.$B$6:.$B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5.4pt" svg:width="373.8pt" chart:style-name="Crt0">
        <chart:plot-area chart:style-name="Plt0">
          <chart:axis chart:dimension="x" chart:name="primary-x" chart:style-name="Axs0">
            <chart:categories table:cell-range-address="Fig__6.$A$6:.$A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6.$B$5" chart:values-cell-range-address="Fig__6.$B$6:.$B$10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8pt" svg:width="348.0pt" chart:style-name="Crt0">
        <chart:plot-area chart:style-name="Plt0">
          <chart:axis chart:dimension="x" chart:name="primary-x" chart:style-name="Axs0">
            <chart:categories table:cell-range-address="Fig__7.$A$6:.$A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7.$B$5" chart:values-cell-range-address="Fig__7.$B$6:.$B$15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